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c5b" officeooo:paragraph-rsid="001afc5b"/>
    </style:style>
    <style:style style:name="P2" style:family="paragraph" style:parent-style-name="Standard">
      <style:text-properties officeooo:rsid="001afc5b" officeooo:paragraph-rsid="001afc5b"/>
    </style:style>
    <style:style style:name="P3" style:family="paragraph" style:parent-style-name="Standard">
      <style:text-properties officeooo:rsid="001caa7b" officeooo:paragraph-rsid="001caa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im ordner öffnen wo die .py fil liegt (nicht om venv ordner)</text:p>
      <text:p text:style-name="P1"/>
      <text:p text:style-name="P1">im terminal venv starten mit: source venv/bin/activate</text:p>
      <text:p text:style-name="P1"/>
      <text:p text:style-name="P1">den code runnen mit: python "import vtk.py"</text:p>
      <text:p text:style-name="P1"/>
      <text:p text:style-name="P3">file1 sind immer die von der alten funktion im solver</text:p>
      <text:p text:style-name="P3"/>
      <text:p text:style-name="P3">file2 sind die neuen werte die mit der json file eingelesen werd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1:05:24.472030252</meta:creation-date>
    <dc:date>2026-04-21T09:46:13.606412408</dc:date>
    <meta:editing-duration>PT1M5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49" meta:character-count="285" meta:non-whitespace-character-count="241"/>
  </office:meta>
</office:document-meta>
</file>